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4pt" style:font-size-asian="14pt" style:font-size-complex="14pt"/>
    </style:style>
    <style:style style:name="P2" style:family="paragraph" style:parent-style-name="Standard">
      <style:text-properties fo:font-variant="normal" fo:text-transform="none" fo:color="#000000" style:font-name="Arial" fo:font-size="14pt" fo:letter-spacing="normal" fo:font-style="normal" fo:font-weight="normal" style:font-size-asian="14pt" style:font-size-complex="14pt"/>
    </style:style>
    <style:style style:name="P3" style:family="paragraph" style:parent-style-name="Text_20_body">
      <style:paragraph-properties fo:margin-top="0in" fo:margin-bottom="0in" fo:orphans="2" fo:widows="2"/>
      <style:text-properties fo:font-variant="normal" fo:text-transform="none" fo:color="#000000" style:font-name="Arial" fo:font-size="14pt" fo:letter-spacing="normal" fo:font-style="normal" fo:font-weight="normal" style:font-size-asian="14pt" style:font-size-complex="14pt"/>
    </style:style>
    <style:style style:name="P4" style:family="paragraph" style:parent-style-name="Text_20_body">
      <style:paragraph-properties fo:margin-top="0in" fo:margin-bottom="0in" fo:orphans="2" fo:widows="2"/>
      <style:text-properties style:font-name="Arial" fo:font-size="14pt" style:font-size-asian="14pt" style:font-size-complex="14pt"/>
    </style:style>
    <style:style style:name="T1" style:family="text">
      <style:text-properties style:text-position="super 58%"/>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style:font-weight-asian="bold" style:font-weight-complex="bold"/>
    </style:style>
    <style:style style:name="T4" style:family="text">
      <style:text-properties fo:font-variant="normal" fo:text-transform="none" fo:color="#000000" fo:letter-spacing="normal" fo:font-style="normal" fo:font-weight="bold" style:font-weight-asian="bold" style:font-weight-complex="bold"/>
    </style:style>
    <style:style style:name="T5" style:family="text">
      <style:text-properties fo:font-variant="normal" fo:text-transform="none" fo:color="#000000" style:text-position="super 58%" fo:letter-spacing="normal" fo:font-style="normal" fo:font-weight="normal"/>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XinCheJian and the Great Global Hackerspace Challenge </text:h>
      <text:p text:style-name="P1">Shanghai, China, Monday March 21<text:span text:style-name="T1">st</text:span> 2011, <text:a xlink:type="simple" xlink:href="mailto:gghc@xinchejian.com"><text:span text:style-name="T2">gghc@xinchejian.com</text:span></text:a></text:p>
      <text:p text:style-name="P1"/>
      <text:p text:style-name="P1">XinCheJian, the first Hackerspace in China, is one of the 30 Hackerspaces across the globe that have been selected to participate in the Great Global Hackerspace Challenge (GGHC) competition. <text:s/>The objective of the competition is to create an electronics build that will make a real and positive difference in an educational establishment. The competition runs for six weeks, from Monday March 21<text:span text:style-name="T1">st</text:span> <text:s/>to April 30<text:span text:style-name="T1">th </text:span>2011. <text:s/></text:p>
      <text:p text:style-name="P1"/>
      <text:p text:style-name="P1">The winning project is evaluated on the following: <text:span text:style-name="T7">How reproducible is the final project? How easily can the parts be sourced in locations around the world? How low cost is the final output? How well are the plans documented? How relevant is the project to helping education today? How inventive and creative is the design and build of the project?</text:span></text:p>
      <text:p text:style-name="P1"/>
      <text:p text:style-name="P1">The selection of our participation proposal includes a 5900 RMB (US$900) budget in electronic components (including the required microcontroller and portable power source) generously provided by element14.com.</text:p>
      <text:p text:style-name="P2"/>
      <text:p text:style-name="P1">Every Hackerspace that completes their project receives 10 soldering setups while the three semi-finalist Hackerspaces will each receive over 13000 RMB (US$2000) worth of electronic tools. <text:s/><text:span text:style-name="T6">The Hackerspace with the winning project gets a Tektronix MSO2024 oscilloscope worth over 36000 RMB (around US$5,600)! <text:s/></text:span><text:span text:style-name="T2">As an extra incentive, semi-finalists will be invited at the California Maker Faire 2011.</text:span></text:p>
      <text:p text:style-name="P4"/>
      <text:p text:style-name="P3">To address the objectives of the competition, XinCheJian will focus on getting <text:s text:c="3"/>elementary and/or high school students acquainted with the intellectual processes of cooperative problem solving with out-of-the-box thinking. <text:s/>This will translate into an interactive and intelligent educational toy that stimulates students into a variety of challenging experiences. <text:s/></text:p>
      <text:p text:style-name="P3"/>
      <text:p text:style-name="P3">Want to join or help our team? Contact us at: <text:a xlink:type="simple" xlink:href="mailto:gghc@xinchejian.com">gghc@xinchejian.com</text:a>. To reach the competition organizers, contact <text:a xlink:type="simple" xlink:href="mailto:hackerspace@element14.com">hackerspace@element14.com</text:a>.</text:p>
      <text:p text:style-name="P2"/>
      <text:p text:style-name="P4"><text:span text:style-name="T4">About </text:span><text:span text:style-name="T4">XinCheJian</text:span><text:span text:style-name="T3"> (</text:span><text:a xlink:type="simple" xlink:href="http://xinchejian.com/">http://xinchejian.com/</text:a><text:span text:style-name="T3">)</text:span><text:span text:style-name="T2">:</text:span><text:span text:style-name="T2"> this Hackerspace </text:span><text:span text:style-name="T2">serves as a beacon of free spirited and unhibited creation, both artistic and technological, to serve people that hunger for intellectual and economic advancement. It is a community of westerners and Chinese, young and old, experienced or not, artistic or cartesian. <text:s text:c="2"/>The Hackerspace new location starting Saturday, March 26</text:span><text:span text:style-name="T5">th</text:span><text:span text:style-name="T2"> 2011 is at </text:span><text:span text:style-name="T2">Shànghǎi AnHuà road number 76, suite 301 in the Changníng district, metro line 2 or 11 at the Jiangsu Rd Stop Exit No.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17H25M36S</meta:editing-duration>
    <meta:editing-cycles>59</meta:editing-cycles>
    <meta:generator>OpenOffice.org/3.2$Win32 OpenOffice.org_project/320m12$Build-9483</meta:generator>
    <dc:date>2011-03-25T22:49:26.42</dc:date>
    <meta:document-statistic meta:table-count="0" meta:image-count="0" meta:object-count="0" meta:page-count="1" meta:paragraph-count="9" meta:word-count="370" meta:character-count="2514"/>
    <meta:user-defined meta:name="Info 1"/>
    <meta:user-defined meta:name="Info 2"/>
    <meta:user-defined meta:name="Info 3"/>
    <meta:user-defined meta:name="Info 4"/>
  </office:meta>
</office:document-meta>
</file>